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Table_20_Contents">
      <style:paragraph-properties fo:text-align="start" style:justify-single-word="false"/>
      <style:text-properties style:font-name="Times New Roman1" fo:font-size="12pt" style:font-size-asian="12pt" style:font-size-complex="12pt"/>
    </style:style>
    <style:style style:name="P6"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7" style:family="paragraph" style:parent-style-name="UrbanBody">
      <style:text-properties style:use-window-font-color="true" style:font-name="Times New Roman1" fo:font-size="12pt" style:font-size-asian="12pt" style:font-size-complex="12pt"/>
    </style:style>
    <style:style style:name="P8"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9" style:family="paragraph" style:parent-style-name="UrbanBody_20_">
      <style:text-properties fo:font-size="11pt" style:font-size-asian="11pt" style:font-size-complex="11pt"/>
    </style:style>
    <style:style style:name="P10" style:family="paragraph" style:parent-style-name="UrbanBody_20_">
      <style:text-properties style:font-name="Times New Roman1" fo:font-size="12pt" style:font-size-asian="12pt" style:font-size-complex="12pt"/>
    </style:style>
    <style:style style:name="P11" style:family="paragraph" style:parent-style-name="UrbanBody_20_">
      <style:paragraph-properties fo:text-align="start" style:justify-single-word="false"/>
      <style:text-properties style:font-name="Times New Roman1" fo:font-size="12pt" style:font-size-asian="12pt" style:font-size-complex="12pt"/>
    </style:style>
    <style:style style:name="P12" style:family="paragraph" style:parent-style-name="UrbanBody_20_">
      <style:text-properties style:use-window-font-color="true" style:font-name="Times New Roman1" fo:font-size="12pt" style:font-size-asian="12pt" style:font-size-complex="12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fo:color="#000000" style:text-outline="false" style:text-line-through-style="none" style:font-name="DejaVu Sans1" fo:font-size="10pt" fo:letter-spacing="normal"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text-overline-style="none" style:text-overline-color="font-color"/>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T20" style:family="text">
      <style:text-properties style:use-window-font-color="true" style:font-name="Times New Roman1" fo:font-style="normal" fo:font-weight="normal" style:font-style-asian="normal" style:font-weight-asian="normal"/>
    </style:style>
    <style:style style:name="T21" style:family="text">
      <style:text-properties style:use-window-font-color="true" style:font-name="Times New Roman1" fo:language="zxx" fo:country="none" fo:font-style="normal" fo:font-weight="normal" style:font-style-asian="normal" style:font-weight-asian="normal"/>
    </style:style>
    <style:style style:name="T22"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3" style:family="text">
      <style:text-properties style:use-window-font-color="true" style:text-position="super 58%" style:font-name="Times New Roman1" fo:font-size="12pt" fo:language="fr" fo:country="BE" style:font-size-asian="12pt" style:font-size-complex="12pt"/>
    </style:style>
    <style:style style:name="T24" style:family="text">
      <style:text-properties style:use-window-font-color="true" fo:font-style="normal" fo:font-weight="normal" style:font-style-asian="normal" style:font-weight-asian="normal"/>
    </style:style>
    <style:style style:name="T25" style:family="text">
      <style:text-properties style:use-window-font-color="true" fo:language="zxx" fo:country="none" fo:font-style="normal" fo:font-weight="normal" style:font-style-asian="normal" style:font-weight-asian="normal"/>
    </style:style>
    <style:style style:name="T26" style:family="text">
      <style:text-properties style:text-position="super 58%" fo:font-style="normal" style:text-underline-style="solid" style:text-underline-width="auto" style:text-underline-color="font-color" fo:font-weight="normal" style:font-style-asian="normal" style:font-weight-asian="normal"/>
    </style:style>
    <style:style style:name="T27" style:family="text">
      <style:text-properties style:text-position="super 58%" fo:font-style="normal" fo:font-weight="normal" style:font-style-asian="normal" style:font-weight-asian="normal"/>
    </style:style>
    <style:style style:name="T28" style:family="text">
      <style:text-properties style:text-position="super 58%" fo:letter-spacing="0.004cm" fo:language="fr" fo:country="BE"/>
    </style:style>
    <style:style style:name="T29" style:family="text">
      <style:text-properties fo:language="zxx" fo:country="none" fo:font-style="normal" style:font-style-asian="normal"/>
    </style:style>
    <style:style style:name="T30" style:family="text">
      <style:text-properties fo:language="zxx" fo:country="none" fo:font-style="normal" fo:font-weight="normal" style:font-style-asian="normal" style:font-weight-asian="normal"/>
    </style:style>
    <style:style style:name="T31" style:family="text">
      <style:text-properties fo:language="zxx" fo:country="none" fo:font-style="normal" style:text-underline-style="solid" style:text-underline-width="auto" style:text-underline-color="font-color" fo:font-weight="normal" style:font-style-asian="normal" style:font-weight-asian="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language="fr" fo:country="BE"/>
    </style:style>
    <style:style style:name="T35" style:family="text">
      <style:text-properties fo:language="fr" fo:country="BE" fo:font-style="normal" fo:font-weight="normal" style:font-style-asian="normal" style:font-weight-asian="normal"/>
    </style:style>
    <style:style style:name="T36" style:family="text">
      <style:text-properties fo:letter-spacing="0.004cm" fo:language="fr" fo:country="BE"/>
    </style:style>
    <style:style style:name="T37" style:family="text">
      <style:text-properties fo:letter-spacing="-0.004cm" fo:language="fr" fo:country="BE"/>
    </style:style>
    <style:style style:name="T38" style:family="text">
      <style:text-properties fo:letter-spacing="0.005cm" fo:language="fr" fo:country="BE"/>
    </style:style>
    <style:style style:name="T39" style:family="text">
      <style:text-properties fo:letter-spacing="0.002cm" fo:language="fr" fo:country="BE"/>
    </style:style>
    <style:style style:name="T40" style:family="text">
      <style:text-properties fo:font-size="11pt" style:font-size-asian="11pt" style:font-size-complex="11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font-name="Times New Roman1" fo:font-style="normal" fo:font-weight="normal" style:font-style-asian="normal" style:font-weight-asian="normal"/>
    </style:style>
    <style:style style:name="T43" style:family="text">
      <style:text-properties style:font-name="Times New Roman1" fo:language="zxx" fo:country="none" fo:font-style="normal" fo:font-weight="normal" style:font-style-asian="normal" style:font-weight-asian="normal"/>
    </style:style>
    <style:style style:name="T4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4"><text:span text:style-name="T50">do text</text:span></text:p><text:p text:style-name="P14"><text:span text:style-name="T50">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13"><text:span text:style-name="T45">do text if not len(self.getApplicants()) &gt; 1</text:span></text:p><text:p text:style-name="P13"><text:span text:style-name="T46">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3"><text:span text:style-name="T4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3"><text:span text:style-name="T49">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13"><text:span text:style-name="T45">do text</text:span></text:p><text:p text:style-name="P13"><text:span text:style-name="T46">from document(at=reference, format='odt')</text:span></text:p></office:annotation></text:span>Import depuis reference.odt</text:p>
      <text:p text:style-name="P2"/>
      <text:p text:style-name="P2"><office:annotation><dc:creator>Gauthier Bastien</dc:creator><dc:date>2011-02-16T16:12:24</dc:date><text:p text:style-name="P13"><text:span text:style-name="T48">do text if len(self.getApplicants()) &gt; 1</text:span></text:p></office:annotation><text:span text:style-name="T8">Demandeurs :</text:span> <text:text-input text:description="Demandeurs">self.getApplicantsSignaletic()</text:text-input></text:p>
      <text:p text:style-name="P2"><office:annotation><dc:creator>Gauthier Bastien</dc:creator><dc:date>2011-02-16T16:13:21</dc:date><text:p text:style-name="P13"><text:span text:style-name="T47">do text if not len(self.getApplicants()) &gt; 1</text:span></text:p></office:annotation><text:span text:style-name="T8">Demandeur :</text:span> <text:text-input text:description="Demandeurs">self.getApplicantsSignaletic()</text:text-input></text:p>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2"><office:annotation><dc:creator>Gauthier Bastien</dc:creator><dc:date>2011-02-21T09:23:46</dc:date><text:p text:style-name="P13"><text:span text:style-name="T4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13"><text:span text:style-name="T4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9">Monsieur </text:span><text:span text:style-name="T29"><text:text-input text:description="Demandeurs">self.getApplicantsSignaletic(withaddress=True)</text:text-input></text:span><text:span text:style-name="T30"> </text:span><text:span text:style-name="T5">relative à un bien sis </text:span><text:span text:style-name="T32">: </text:span><text:span text:style-name="T30"><text:text-input text:description="Situation des travaux">self.getWorkLocationSignaletic()</text:text-input></text:span> <text:span text:style-name="T5">- bien cadastré section</text:span><text:span text:style-name="T30"> </text:span><text:span text:style-name="T30"><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30"><text:s/></text:span><text:span text:style-name="T30"><text:text-input text:description="Date du récépissé">self.getLastDeposit()</text:text-input></text:span><text:span text:style-name="T30"> </text:span><text:span text:style-name="T5">;</text:span></text:p>
      <text:p text:style-name="P4"><text:span text:style-name="T5">Attendu que l’accusé de réception de cette demande porte la date du </text:span><text:span text:style-name="T30"><text:text-input text:description="Date du récépissé">self.getLastAcknowledgment()</text:text-input></text:span><text:span text:style-name="T30">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42"><text:text-input text:description="Bien-Parcelles">self.getSSC()</text:text-input></text:span><text:span text:style-name="T42"> ;</text:span></text:p>
      <text:p text:style-name="P4"/>
      <text:p text:style-name="P4"><text:span text:style-name="T5">Considérant qu’au plan de secteur de La Louvière-Soignies, approuvé par arrêté de l’Exécutif Régional Wallon du 09.07.1987, Moniteur Belge du 05 juillet 1989, le projet se situe en</text:span></text:p>
      <text:p text:style-name="P12"><text:span text:style-name="T5"><text:text-input text:description="Bien-Parcelles">self.displayValue(self.listZones(), self.getFolderZone())</text:text-input></text:span><text:span text:style-name="T5"> ;</text:span></text:p>
      <text:p text:style-name="P4"/>
      <text:p text:style-name="P4"><text:span text:style-name="T5">Considérant que selon le règlement communal d’urbanisme précité, le projet se situe en </text:span><text:span text:style-name="T42"><text:text-input text:description="Bien-Parcelles">self.getRCU()</text:text-input></text:span><text:span text:style-name="T42"> ;</text:span></text:p>
      <text:p text:style-name="P4"><text:span text:style-name="T42"/></text:p>
      <text:p text:style-name="P4"><text:span text:style-name="T40"><office:annotation><dc:creator>sde </dc:creator><dc:date>2011-08-05T08:21:16</dc:date><text:p text:style-name="P13"><text:span text:style-name="T44">do text if not <text:s/>self.getIsInPCA()</text:span></text:p></office:annotation></text:span>Attendu qu'il n'existe pas, pour le territoire où se trouve situé le bien, de plan communal d’aménagement ;</text:p>
      <text:p text:style-name="P4"><text:span text:style-name="T40"><office:annotation><dc:creator>sde </dc:creator><dc:date>2011-08-05T08:21:16</dc:date><text:p text:style-name="P13"><text:span text:style-name="T44">do text if self.getIsInPCA()</text:span></text:p></office:annotation></text:span>Attendu qu'il existe, pour le territoire où se trouve situé le bien, un plan communal d’aménagement ;</text:p>
      <text:p text:style-name="P4"/>
      <text:p text:style-name="P4"><text:span text:style-name="T40"><office:annotation><dc:creator>sde </dc:creator><dc:date>2011-08-04T10:39:07</dc:date><text:p text:style-name="P13"><text:span text:style-name="T44">do text if not self.getIsInSubdivision()</text:span></text:p></office:annotation></text:span>Attendu qu'il n'existe pas pour le territoire où se trouve situé le bien, de lotissement dûment autorisé par le Collège Communal ; </text:p>
      <text:p text:style-name="P4"><text:span text:style-name="T40"><office:annotation><dc:creator>sde </dc:creator><dc:date>2011-08-04T10:39:07</dc:date><text:p text:style-name="P13"><text:span text:style-name="T44">do text if self.getIsInSubdivision()</text:span></text:p></office:annotation></text:span>Attendu qu'il existe pour le territoire où se trouve situé le bien, un lotissement dûment autorisé par le Collège Communal de réfèrence <text:span text:style-name="T33"><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6">DECIDE :</text:p>
      <text:p text:style-name="P4"/>
      <text:p text:style-name="P4"><text:span text:style-name="T6">Article I</text:span><text:span text:style-name="T26">er</text:span><text:span text:style-name="T5"> : De délivrer le permis à </text:span><text:span text:style-name="T29">Monsieur</text:span><text:span text:style-name="T3"> </text:span><text:span text:style-name="T3"><text:text-input text:description="Demandeurs">self.getApplicantsSignaletic()</text:text-input></text:span></text:p>
      <text:p text:style-name="P4"/>
      <text:p text:style-name="P4"><text:span text:style-name="T31">Article 2</text:span><text:span text:style-name="T30">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pan text:style-name="T31">Article 3</text:span><text:span text:style-name="T30"> : Le présent permis ne dispense pas de l'obligation de solliciter les autorisations ou permis </text:span><text:soft-page-break/><text:span text:style-name="T30">imposés par d'autres lois ou règlements.</text:span></text:p>
      <text:p text:style-name="P4"><text:s/></text:p>
      <text:p text:style-name="P4"><text:span text:style-name="T31">Article 4</text:span><text:span text:style-name="T30"> : Les voies de recours sont prévues aux articles 108 et 119 du Code Wallon de l'Aménagement du Territoire, de l'Urbanisme, du Patrimoine et de l'Energie tel que repris dans la présente annexe.</text:span></text:p>
      <text:p text:style-name="P4"/>
      <text:p text:style-name="P4"><text:span text:style-name="T31">Article 5</text:span><text:span text:style-name="T30">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31">Article 6</text:span><text:span text:style-name="T30">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31">Article 7</text:span><text:span text:style-name="T30">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31">Article 8</text:span><text:span text:style-name="T30">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31">Article 9</text:span><text:span text:style-name="T30">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ous renseignements relatifs à propos de cette demande peuvent être obtenus auprès de Monsieur <text:soft-page-break/>RAMON au service Travaux-Voiries au 064/27.79.46 ou 0498/93.71.22</text:p>
      <text:p text:style-name="P4"><text:s/></text:p>
      <text:p text:style-name="P4"><text:span text:style-name="T31">Article 10</text:span><text:span text:style-name="T30">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31">Article 11</text:span><text:span text:style-name="T30">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31">Article 12 :</text:span><text:span text:style-name="T30">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5">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8"/>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6">A défaut pour le permis de satisfaire aux points 1° à 5° de l'alinéa précédent, le fonctionnaire </text:span><text:span text:style-name="T34">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6">A défaut de notification dans le délai, le permis est annulé( – Décret-programme du 03 février 2005, art.71,al. 1</text:span><text:span text:style-name="T28">er</text:span><text:span text:style-name="T36">).</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22">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3">er</text:span></text:span><text:span text:style-name="Character_20_Style_20_1"><text:span text:style-name="T13">) visé à l’article 118, alinéa 1</text:span></text:span><text:span text:style-name="Character_20_Style_20_1"><text:span text:style-name="T23">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3">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7">er </text:span><text:span text:style-name="T5">; </text:span></text:p>
      <text:p text:style-name="P4"><text:span text:style-name="T5">4° soit, dans le cas d’absence de décision visée à l’article 127, § 4, alinéa 3, la date de l’envoi visé à l’article 127, § 2, alinéa 1</text:span><text:span text:style-name="T27">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7">Art.86 § 1. <text:s/>Si, dans les deux ans de l'envoi du permis d'urbanisme, le bénéficiaire n'a pas commencé les travaux de manière </text:span><text:span text:style-name="T34">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8">Art 86.§ 3. <text:s/>Toutefois, à la demande du bénéficiaire du permis d'urbanisme, celui-ci est prorogé pour une période d'un an. <text:s/></text:span><text:span text:style-name="T39">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7">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13"><text:span text:style-name="T4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13"><text:span text:style-name="T4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13"><text:span text:style-name="T45">do text</text:span></text:p><text:p text:style-name="P13"><text:span text:style-name="T46">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3T11:12:23</dc:date>
    <dc:creator>sde </dc:creator>
    <meta:editing-duration>PT9H44M20S</meta:editing-duration>
    <meta:editing-cycles>52</meta:editing-cycles>
    <meta:generator>LibreOffice/3.3$Unix LibreOffice_project/330m19$Build-301</meta:generator>
    <meta:document-statistic meta:table-count="0" meta:image-count="0" meta:object-count="0" meta:page-count="8" meta:paragraph-count="146" meta:word-count="3083" meta:character-count="19266"/>
  </office:meta>
</office:document-meta>
</file>